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535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6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7" table:default-cell-style-name="ce3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1cm" svg:height="2.003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2.003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71cm" svg:height="2.004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2.004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1cm" svg:height="2.004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1cm" svg:height="2.004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2.004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71cm" svg:height="2.003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03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1cm" svg:height="1.976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1.968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1cm" svg:height="1.968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71cm" svg:height="1.977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1.969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71cm" svg:height="1.977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1cm" svg:height="1.976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71cm" svg:height="2.003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1cm" svg:height="2.003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71cm" svg:height="2.022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71cm" svg:height="2.023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4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71cm" svg:height="2.022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5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49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49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4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71cm" svg:height="2.023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49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49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4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3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3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71cm" svg:height="2.022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4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3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3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71cm" svg:height="2.022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5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5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4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71cm" svg:height="2.023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22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15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04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71cm" svg:height="2.049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049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2];[.D432];[.E432])" office:value-type="float" office:value="0.897797338684614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/>
          <table:table-cell office:value-type="string">
            <office:annotation draw:style-name="gr2" draw:text-style-name="P3" svg:width="3.571cm" svg:height="2.459cm" svg:x="36.241cm" svg:y="201.42cm" draw:caption-point-x="-36.241cm" draw:caption-point-y="-201.4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3];[.D433];[.E433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4];[.D434];[.E434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5];[.D435];[.E435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2" draw:text-style-name="P3" svg:width="3.571cm" svg:height="2.475cm" svg:x="36.241cm" svg:y="202.806cm" draw:caption-point-x="-36.241cm" draw:caption-point-y="-202.8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7];[.D437];[.E437];[.F437];[.G437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23cm" svg:x="36.241cm" svg:y="203.729cm" draw:caption-point-x="-36.241cm" draw:caption-point-y="-203.72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8];[.D438];[.E438];[.F438];[.G438])" office:value-type="float" office:value="2.27982218575836">
            <text:p>2,27982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748898673057556">
            <text:p>0,7489</text:p>
          </table:table-cell>
          <table:table-cell table:formula="oooc:=BETAINV([.C439];[.D439];[.E439];[.F439];[.G439])" office:value-type="float" office:value="0.748898669342307">
            <text:p>0,7489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5cm" svg:x="36.241cm" svg:y="204.644cm" draw:caption-point-x="-36.241cm" draw:caption-point-y="-204.64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40];[.D440];[.E440];[.F440];[.G440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71cm" svg:height="2.015cm" svg:x="36.241cm" svg:y="205.115cm" draw:caption-point-x="-36.241cm" draw:caption-point-y="-205.11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1];[.D441];[.E441];[.F441];[.G441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>
            <office:annotation draw:style-name="gr2" draw:text-style-name="P3" svg:width="3.571cm" svg:height="5.836cm" svg:x="36.241cm" svg:y="205.586cm" draw:caption-point-x="-36.241cm" draw:caption-point-y="-205.58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2];[.D442];[.E442];[.F442];[.G442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6"/>
          <table:table-cell table:style-name="ce1" table:number-columns-repeated="240"/>
        </table:table-row>
        <table:table-row table:style-name="ro2">
          <table:table-cell office:value-type="float" office:value="0.928458142280579">
            <text:p>0,92846</text:p>
          </table:table-cell>
          <table:table-cell table:formula="oooc:=BETAINV([.C444];[.D444];[.E444];[.F444])" office:value-type="float" office:value="0.928458137079229">
            <text:p>0,928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46];[.D446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47];[.D447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8];[.D448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927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9];[.D449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881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0];[.D450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881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1];[.D451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882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2];[.D452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882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3];[.D453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5.882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4];[.D454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55];[.D455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6];[.D45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7];[.D457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8];[.D458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9];[.D459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6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1];[.D461];[.E461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2];[.D462];[.E46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3];[.D463];[.E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4];[.D464];[.E464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65];[.D465];[.E465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909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66];[.D466];[.E466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7];[.D467];[.E467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9];[.D469];[.E469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0];[.D470];[.E470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6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1];[.D471];[.E4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6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3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75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76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77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78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79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0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1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2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5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4];[.D484];[.E484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71cm" svg:height="5.9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85];[.D485];[.E485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86];[.D486];[.E48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87];[.D487];[.E487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88];[.D488];[.E488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5.688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89];[.D489];[.E489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0];[.D490];[.E490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5.217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1];[.D491];[.E49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2];[.D492];[.E49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3];[.D493];[.E493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4];[.D494];[.E494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5];[.D495];[.E495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497];[.D497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71cm" svg:height="2.881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498];[.D49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71cm" svg:height="2.908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499];[.D499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0];[.D500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1];[.D501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2];[.D502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3];[.D50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4];[.D504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5];[.D505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6];[.D50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7];[.D50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09];[.D509];[.E509];[.F50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0];[.D510];[.E510];[.F510])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1];[.D511];[.E511];[.F511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">
            <text:p>0,1</text:p>
          </table:table-cell>
          <table:table-cell table:formula="oooc:=HYPGEOMDIST([.C512];[.D512];[.E512];[.F512])" office:value-type="float" office:value="0.1">
            <text:p>0,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13];[.D513];[.E513];[.F513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99122807017544">
            <text:p>0,39912</text:p>
          </table:table-cell>
          <table:table-cell table:formula="oooc:=HYPGEOMDIST([.C514];[.D514];[.E514];[.F514])" office:value-type="float" office:value="0.399122807017544">
            <text:p>0,39912</text:p>
          </table:table-cell>
          <table:table-cell office:value-type="float" office:value="12.5">
            <text:p>12,5</text:p>
          </table:table-cell>
          <table:table-cell office:value-type="float" office:value="15.8">
            <text:p>15,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4.00840782737909E-219">
            <text:p>0</text:p>
          </table:table-cell>
          <table:table-cell table:formula="oooc:=HYPGEOMDIST([.C515];[.D515];[.E515];[.F51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16];[.D516];[.E516];[.F516])" office:value-type="float" office:value="0.0311585404664802">
            <text:p>0,03116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2332301341589">
            <text:p>0,46233</text:p>
          </table:table-cell>
          <table:table-cell table:formula="oooc:=HYPGEOMDIST([.C517];[.D517];[.E517];[.F517])" office:value-type="float" office:value="0.462332301341589">
            <text:p>0,4623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0526315789474">
            <text:p>0,46053</text:p>
          </table:table-cell>
          <table:table-cell table:formula="oooc:=HYPGEOMDIST([.C518];[.D518];[.E518];[.F518])" office:value-type="float" office:value="0.460526315789474">
            <text:p>0,460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1578947368421">
            <text:p>0,13158</text:p>
          </table:table-cell>
          <table:table-cell table:formula="oooc:=HYPGEOMDIST([.C519];[.D519];[.E519];[.F519])" office:value-type="float" office:value="0.131578947368421">
            <text:p>0,131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87719298245614">
            <text:p>0,00877</text:p>
          </table:table-cell>
          <table:table-cell table:formula="oooc:=HYPGEOMDIST([.C520];[.D520];[.E520];[.F520])" office:value-type="float" office:value="0.0087719298245614">
            <text:p>0,008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HYPGEOMDIST([.C521];[.D521];[.E521];[.F521])" office:value-type="float" office:value="3.98246208184122E-308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187563338542326">
            <text:p>0</text:p>
          </table:table-cell>
          <table:table-cell table:formula="oooc:=HYPGEOMDIST([.C522];[.D522];[.E522];[.F522])" office:value-type="float" office:value="0.00000000187563338542326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54">
            <text:p>65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23];[.D523];[.E523];[.F523])" office:value-type="float" office:value="0.0311585404664802">
            <text:p>0,03116</text:p>
          </table:table-cell>
          <table:table-cell office:value-type="float" office:value="150.5">
            <text:p>150,5</text:p>
          </table:table-cell>
          <table:table-cell office:value-type="float" office:value="500.3">
            <text:p>500,3</text:p>
          </table:table-cell>
          <table:table-cell office:value-type="float" office:value="200.7">
            <text:p>200,7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24];[.D524];[.E524];[.F524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4.0084078273791E-219">
            <text:p>0</text:p>
          </table:table-cell>
          <table:table-cell table:formula="oooc:=HYPGEOMDIST([.C525];[.D525];[.E525];[.F52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42857142857143">
            <text:p>0,14286</text:p>
          </table:table-cell>
          <table:table-cell table:formula="oooc:=HYPGEOMDIST([.C526];[.D526];[.E526];[.F526])" office:value-type="float" office:value="0.142857142857143">
            <text:p>0,14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HYPGEOMDIST([.C527];[.D527];[.E527];[.F5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8];[.D528];[.E528];[.F528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9];[.D529];[.E529];[.F529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0];[.D530];[.E530];[.F5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1];[.D531];[.E531];[.F531])" office:value-type="float" office:value="0">
            <text:p>Err:50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33:.E533];[.F533:.H53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34:.E534];[.F534:.H53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35:.E535];[.F535:.H535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36:.E536];[.F536:.H536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37:.E537];[.F537:.H537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38:.E538];[.F538:.H538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39:.E539];[.F539:.H539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40:.E540];[.F540:.H540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41:.E541];[.F541:.H541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42:.E542];[.F542:.H542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66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43:.E543];[.F543:.H543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45:.D545];[.E545:.F54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46:.E546];[.F546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48:.E548];[.F548:.H548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49:.E549];[.F549:.H549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50:.E550];[.F550:.H550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51:.E551];[.F551:.H551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713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52:.E552];[.F552:.H552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53:.E553];[.F553:.H553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4:.E554];[.F554:.H554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5:.E555];[.F555:.H555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6:.E556];[.F556:.H556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7:.E557];[.F557:.H557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8:.E558];[.F558:.H558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59:.E559];[.F559:.H559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60:.E560];[.F560:.H560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62:.E562];[.F562:.G562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64:.D564];[.E564:.F564];[.G564];[.H564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65:.D565];[.E565:.F565];[.G565];[.H565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66:.D566];[.E566:.F566];[.G566];[.H566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67:.D567];[.E567:.F567];[.G567];[.H567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68:.D568];[.E568:.F568];[.G568];[.H568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69:.D569];[.E569:.F569];[.G569];[.H569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909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70:.D570];[.E570:.F570];[.G570];[.H570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909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71:.D571];[.E571:.F571];[.G571];[.H571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909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72:.D572];[.E572:.F572];[.G572];[.H572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73:.D573];[.E573:.F573];[.G573];[.H573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74:.D574];[.E574:.F574];[.G574];[.H574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75:.D575];[.E575:.F575];[.G575];[.H575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908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6:.D576];[.E576:.F576];[.G576];[.H5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77:.D577];[.E577:.F577];[.G577];[.H577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78:.D578];[.E578:.F578];[.G578];[.H578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9:.D579];[.E579:.F579];[.G579];[.H579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0:.D580];[.E580:.F580];[.G580];[.H58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82:.D582];[.E582:.G582];[.H582];[.I582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84:.F584];[.G584];[.H584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85:.F585];[.G585];[.H585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86:.F586];[.G586];[.H586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87:.F587];[.G587];[.H587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589:.F589];[.G589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590:.F590];[.G590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592:.G592];[.H592];[.I592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593:.G593];[.H593];[.I593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594:.G594];[.H594];[.I594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595:.G595];[.H595];[.I595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596:.G596];[.H596];[.I596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597:.G597];[.H597];[.I597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598:.G598];[.H598];[.I598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0:.E600];[.F600:.H600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01:.E601];[.F601:.H601])" office:value-type="float" office:value="0.0158885604670349">
            <text:p>0,01589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2:.E602];[.F602:.H602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03:.E603];[.F603:.H603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04:.E604];[.F604:.H604])" office:value-type="float" office:value="0.0704733822058677">
            <text:p>0,0704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5:.E605];[.F605:.H605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6:.E606];[.F606:.H606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07:.E607];[.F607:.H607])" office:value-type="float" office:value="0.435623418778107">
            <text:p>0,43562</text:p>
          </table:table-cell>
          <table:table-cell table:number-columns-repeated="2" table:style-name="ce4" office:value-type="float" office:value="12345">
            <text:p>12345</text:p>
          </table:table-cell>
          <table:table-cell table:style-name="ce4" office:value-type="float" office:value="32345">
            <text:p>32345</text:p>
          </table:table-cell>
          <table:table-cell table:style-name="ce4" office:value-type="float" office:value="12312">
            <text:p>12312</text:p>
          </table:table-cell>
          <table:table-cell table:style-name="ce4" office:value-type="float" office:value="12323">
            <text:p>12323</text:p>
          </table:table-cell>
          <table:table-cell table:style-name="ce4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08:.E608];[.F608:.H608])" office:value-type="float" office:value="0.367200848106625">
            <text:p>0,3672</text:p>
          </table:table-cell>
          <table:table-cell table:style-name="ce4" office:value-type="float" office:value="-11">
            <text:p>-1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.32">
            <text:p>10,32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09:.E609];[.F609:.H609])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1];[.D611])" office:value-type="float" office:value="0">
            <text:p>#VALUE!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12:.D612];[.E612:.F612])" office:value-type="float" office:value="0.0987144933378892">
            <text:p>0,0987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13:.F613];[.C614:.D615])" office:value-type="float" office:value="0">
            <text:p>Err:50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4:.E614];[.F614:.G614])" office:value-type="float" office:value="0">
            <text:p>Err:50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15:.E616];[.F615:.H616])" office:value-type="float" office:value="0.0107395449323401">
            <text:p>0,0107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5:.E616];[.F615:.G616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18:.E618];[.F618:.H618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19:.E619];[.F619:.H619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20:.E620];[.F620:.H620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21:.E621];[.F621:.H621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714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22:.E622];[.F622:.H622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23:.E623];[.F623:.H623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24:.E624];[.F624:.H62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25:.E625];[.F625:.H625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26:.E626];[.F626:.H626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28];[.D628:.H628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29:.D629];[.E629:.H629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71cm" svg:height="2.863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30:.E630];[.F630:.G630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32];[.D632];[.E632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33];[.D633];[.E633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34];[.D634];[.E634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35];[.D635];[.E63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36];[.D636];[.E636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37];[.D637];[.E637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38];[.D638];[.E638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40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41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42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43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5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47];[.D647];[.E647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48];[.D648];[.E64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71cm" svg:height="2.909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49];[.D649];[.E649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50];[.D650];[.E650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51];[.D651];[.E651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52];[.D652];[.E652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53];[.D653];[.E653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54];[.D654];[.E654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55];[.D655];[.E655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6];[.D656];[.E656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7];[.D657];[.E657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59];[.D659];[.E659];[.F659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60];[.D660];[.E660];[.F66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1];[.D661];[.E661];[.F661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2];[.D662];[.E662];[.F662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3];[.D663];[.E663];[.F663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4];[.D664];[.E664];[.F664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65];[.D665];[.E665];[.F665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6];[.D666];[.E666];[.F666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7];[.D667];[.E667];[.F667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8];[.D668];[.E668];[.F668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office:value-type="string">
            <office:annotation draw:style-name="gr2" draw:text-style-name="P3" svg:width="3.571cm" svg:height="2.667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70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7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72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73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908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74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908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75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71cm" svg:height="2.881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76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7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8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81:.E681];[.F681:.H68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82:.E682];[.F682:.H682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84:.E684];[.F684:.G68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86:.E686];[.F686:.H686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87:.E687];[.F687:.H687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689:.E689];[.F689:.G689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691:.E691];[.F691:.H69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692:.E692];[.F692:.H692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694:.E694];[.F694:.G69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696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698:.F698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699:.F699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00:.F700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02:.H702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03:.H703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05:.E705];[.F705:.H705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06:.E706];[.F706:.H706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07:.E707];[.F707:.H707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08:.E708];[.F708:.H708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09:.E709];[.F709:.H709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10:.E710];[.F710:.H710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11:.E711];[.F711:.H711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12:.E712];[.F712:.H712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13:.E713];[.F713:.H713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15:.E715];[.F715:.G715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16];[.D716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18:.I718];[.C719:.I719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18:.E719];[.F718:.H719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22:.E722];[.F722:.H722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23:.E723];[.F723:.H723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24:.E724];[.F724:.H724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25:.E725];[.F725:.H725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26:.E726];[.F726:.H726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27:.E727];[.F727:.H727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28:.E728];[.F728:.H728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29:.E729];[.F729:.H72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0:.E730];[.F730:.H730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32:.E732];[.F732:.G73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3];[.D73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35:.I735];[.C736:.I736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35:.E736];[.F735:.H736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38:.E738];[.F738:.H738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39:.E739];[.F739:.H739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1cm" svg:height="3.888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40:.E740];[.F740:.H740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1cm" svg:height="2.52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41:.E741];[.F741:.H741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42:.E742];[.F742:.H742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71cm" svg:height="2.014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43:.E743];[.F743:.H74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44:.E744];[.F744:.H744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46:.E746];[.F746:.G746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47];[.D74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49:.I749];[.C750:.I750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71cm" svg:height="1.977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49:.E750];[.F749:.H750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52:.E752];[.F752:.H752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53:.E753];[.F753:.H753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54:.E754];[.F754:.H754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55:.E755];[.F755:.H755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56:.E756];[.F756:.H756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57:.E757];[.F757:.H75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58:.E758];[.F758:.H758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60:.E760];[.F760:.G760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62:.I762];[.C763:.I763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62:.E763];[.F762:.H763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65:.D765];[.E765:.F765];[.G765];[.H76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66:.D766];[.E766:.F766];[.G766];[.H766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67:.D767];[.E767:.F767];[.G767];[.H767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68:.D768];[.E768:.F768];[.G768];[.H768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69:.D769];[.E769:.F769];[.G769];[.H769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0:.D770];[.E770:.F770];[.G770];[.H770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71:.D771];[.E771:.F771];[.G771];[.H771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72:.D772];[.E772:.F772];[.G772];[.H772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73:.D773];[.E773:.F773];[.G773];[.H773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75:.D776];[.E775:.F776];[.G775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76:.D776];[.E775:.F776];[.G776];[.H776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CRITBINOM([.C778];[.D778];[.E778])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RITBINOM([.C779];[.D779];[.E779])" office:value-type="float" office:value="3">
            <text:p>3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RITBINOM([.C780];[.D780];[.E780])" office:value-type="float" office:value="4">
            <text:p>4</text:p>
          </table:table-cell>
          <table:table-cell office:value-type="float" office:value="6.7">
            <text:p>6,7</text:p>
          </table:table-cell>
          <table:table-cell office:value-type="float" office:value="0.45">
            <text:p>0,4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RITBINOM([.C781];[.D781];[.E781])" office:value-type="float" office:value="5">
            <text:p>5</text:p>
          </table:table-cell>
          <table:table-cell office:value-type="float" office:value="6.7">
            <text:p>6,7</text:p>
          </table:table-cell>
          <table:table-cell office:value-type="float" office:value="0.82">
            <text:p>0,82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2];[.D782];[.E782])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.999999">
            <text:p>1</text:p>
          </table:table-cell>
          <table:table-cell office:value-type="float" office:value="0.34">
            <text:p>0,3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3];[.D783];[.E783])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.999999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84];[.D784];[.E784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000001">
            <text:p>0</text:p>
          </table:table-cell>
          <table:table-cell office:value-type="float" office:value="0.33">
            <text:p>0,3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RITBINOM([.C785];[.D785];[.E785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0.45">
            <text:p>0,45</text:p>
          </table:table-cell>
          <table:table-cell office:value-type="float" office:value="0.78">
            <text:p>0,7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6];[.D786];[.E786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7];[.D787];[.E787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-0.01">
            <text:p>-0,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8];[.D788];[.E788]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9];[.D789];[.E789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0];[.D790];[.E79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1];[.D791];[.E791])" office:value-type="float" office:value="0">
            <text:p>#VALUE!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3:.E793];[.F793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794:.E794];[.F79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5:.E795];[.F795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796:.E796];[.F796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797:.E797];[.F797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798:.E798];[.F798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799:.E799];[.F799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00:.E800];[.F800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01:.E801];[.F801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03:.E803];[.F803];[.G803])" office:value-type="float" office:value="0">
            <office:annotation draw:style-name="gr1" draw:text-style-name="P2" svg:width="2.897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04:.E804];[.F804];[.G804])" office:value-type="float" office:value="0">
            <office:annotation draw:style-name="gr1" draw:text-style-name="P2" svg:width="2.897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05:.E805];[.F805];[.G805])" office:value-type="float" office:value="0">
            <office:annotation draw:style-name="gr1" draw:text-style-name="P2" svg:width="2.897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06:.E806];[.F806];[.G806])" office:value-type="float" office:value="0">
            <office:annotation draw:style-name="gr1" draw:text-style-name="P2" svg:width="2.897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8:.H808];[.I808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9:.H809];[.I809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10:.H810];[.I810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11:.H811];[.I811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13];[.D813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4];[.D81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16:.G81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17:.G81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18:.G818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20:.I820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21:.I821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22:.I82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23:.I82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24:.I824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26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28:.G828];[.H82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29:.G829];[.H82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0:.G830];[.H83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1:.G831];[.H83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2:.G832];[.H83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34:.H834];[.I834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35:.H835];[.I835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36:.H836];[.I836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37:.H837];[.I83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39];[.D839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41:.G841];[.H84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42:.G842];[.H842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43:.G843];[.H8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44:.G844];[.H84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45:.G845];[.H84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46:.G846];[.H84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48:.H848];[.I848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49:.H849];[.I849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51:.G851];[.H85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52:.G852];[.H85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53:.G853];[.H853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54:.G854];[.H85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55:.G855];[.H8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56:.G856];[.H856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57:.G857];[.H85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58:.G858];[.H85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60:.G86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61:.G861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62:.G862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64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66:.H866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7:.H867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8:.H868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69:.H869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70:.H870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72:.G872];[.H872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73:.G873];[.H87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74:.G874];[.H8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5:.G875];[.H87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6:.G876];[.H876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77:.G877];[.H877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8:.G878];[.H878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9:.G879];[.H87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81:.F881];[.G881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2:.F882];[.G882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884:.E884];[.F884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5:.E885];[.F885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7];[.D88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889:.G889];[.H889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890:.G890];[.H89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1:.G891];[.H89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2:.G892];[.H892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3:.G893];[.H89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4:.G894];[.H894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5:.G895];[.H895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6:.G896];[.H89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898:.F898];[.G898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899:.F899];[.G899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01:.E901];[.F901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02:.E902];[.F902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04];[.D904:.F904];[.G904:.I904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05];[.D905:.F905];[.G905:.I90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06];[.D906:.F906];[.G906:.I906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07];[.D907:.F907];[.G907:.I907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08];[.D908:.F908];[.G908:.I908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09];[.D909:.F909];[.G909:.I909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10];[.D910:.F910];[.G910:.I910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11];[.D911:.F911];[.G911:.I911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12];[.D912:.F912];[.G912:.I912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13];[.D913:.F913];[.G913:.I913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15];[.D915:.E915];[.F915:.G91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16];[.D916:.E916];[.F916:.G916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17];[.D917:.E917];[.F917:.H917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19];[.D919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20];[.D920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22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24:.E924];[.G924];[.I924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25:.E925];[.G925];[.I925])" office:value-type="float" office:value="8.5">
            <text:p>8,5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61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.12.2007</text:date>, <text:time>17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07T17:23:18</dc:date>
    <meta:editing-cycles>6</meta:editing-cycles>
    <meta:editing-duration>PT44M35S</meta:editing-duration>
    <meta:user-defined meta:name="Info 1"/>
    <meta:user-defined meta:name="Info 2"/>
    <meta:user-defined meta:name="Info 3"/>
    <meta:user-defined meta:name="Info 4"/>
    <meta:document-statistic meta:table-count="1" meta:cell-count="6063"/>
  </office:meta>
</office:document-meta>
</file>